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思源宋体 CN" svg:font-family="'思源宋体 CN'" style:font-family-generic="system" style:font-pitch="variable"/>
    <style:font-face style:name="黑体" svg:font-family="黑体"/>
  </office:font-face-decls>
  <office:automatic-styles>
    <style:style style:name="P1" style:family="paragraph" style:parent-style-name="Standard">
      <style:text-properties officeooo:rsid="001f6989" officeooo:paragraph-rsid="001f6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思源宋体 CN" svg:font-family="'思源宋体 CN'" style:font-family-generic="system" style:font-pitch="variable"/>
    <style:font-face style:name="黑体" svg:font-family="黑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 CN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宋体 CN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黑体" style:font-family-asian="黑体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22:51:31.712557190</meta:creation-date>
    <dc:date>2022-09-12T22:51:59.676421913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2.7.2$Linux_X86_64 LibreOffice_project/20$Build-2</meta:generator>
  </office:meta>
</office:document-meta>
</file>